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44cm"/>
    </style:style>
    <style:style style:name="gr4" style:family="graphic" style:parent-style-name="standard">
      <style:graphic-properties draw:stroke="none" svg:stroke-color="#000000" draw:fill="none" draw:fill-color="#ffffff" fo:min-height="0.25cm"/>
    </style:style>
    <style:style style:name="gr5" style:family="graphic" style:parent-style-name="standard">
      <style:graphic-properties draw:stroke="none" svg:stroke-color="#000000" draw:fill="none" draw:fill-color="#ffffff" fo:min-height="0.15cm"/>
    </style:style>
    <style:style style:name="gr6" style:family="graphic" style:parent-style-name="standard">
      <style:graphic-properties draw:stroke="none" svg:stroke-color="#000000" draw:fill="none" draw:fill-color="#ffffff" fo:min-height="0.746cm"/>
    </style:style>
    <style:style style:name="gr7" style:family="graphic" style:parent-style-name="standard">
      <style:graphic-properties draw:stroke="none" svg:stroke-color="#000000" draw:fill="none" draw:fill-color="#ffffff" fo:min-height="0.5cm"/>
    </style:style>
    <style:style style:name="gr8" style:family="graphic" style:parent-style-name="standard">
      <style:graphic-properties draw:stroke="none" svg:stroke-color="#000000" draw:fill="none" draw:fill-color="#ffffff" fo:min-height="0.413cm"/>
    </style:style>
    <style:style style:name="gr9" style:family="graphic" style:parent-style-name="standard">
      <style:graphic-properties draw:stroke="none" svg:stroke-color="#000000" draw:fill="none" draw:fill-color="#ffffff" fo:min-height="0.437cm"/>
    </style:style>
    <style:style style:name="gr10" style:family="graphic" style:parent-style-name="standard">
      <style:graphic-properties draw:stroke="none" svg:stroke-color="#000000" draw:fill="none" draw:fill-color="#ffffff" fo:min-height="0.661cm"/>
    </style:style>
    <style:style style:name="gr11" style:family="graphic" style:parent-style-name="standard">
      <style:graphic-properties draw:stroke="none" svg:stroke-color="#000000" draw:fill="none" draw:fill-color="#ffffff" fo:min-height="0.3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8pt" fo:text-shadow="none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text-shadow="none" style:font-size-asian="8pt" style:font-size-complex="8pt"/>
    </style:style>
    <style:style style:name="T3" style:family="text">
      <style:text-properties fo:font-size="8pt" fo:text-shadow="none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0.338cm" svg:height="0.296cm" svg:x="12.751cm" svg:y="21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0.339cm" svg:height="0.296cm" svg:x="12.014cm" svg:y="22.4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" draw:layer="layout" svg:width="0.338cm" svg:height="0.296cm" svg:x="13.536cm" svg:y="22.4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2.92cm" svg:y1="21.6cm" svg:x2="12.183cm" svg:y2="22.442cm" draw:start-shape="id1" draw:start-glue-point="8" draw:end-shape="id2" draw:end-glue-point="4" svg:d="m12920 21600-737 842">
          <text:p/>
        </draw:connector>
        <draw:connector draw:style-name="gr2" draw:text-style-name="P1" draw:layer="layout" draw:type="line" svg:x1="12.92cm" svg:y1="21.6cm" svg:x2="13.705cm" svg:y2="22.442cm" draw:start-shape="id1" draw:start-glue-point="8" draw:end-shape="id3" draw:end-glue-point="4" svg:d="m12920 21600 785 842">
          <text:p/>
        </draw:connector>
        <draw:custom-shape draw:style-name="gr1" draw:text-style-name="P1" draw:id="id4" draw:layer="layout" svg:width="0.338cm" svg:height="0.296cm" svg:x="12.86cm" svg:y="23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5" draw:layer="layout" svg:width="0.338cm" svg:height="0.296cm" svg:x="14.231cm" svg:y="23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6" draw:layer="layout" svg:width="0.338cm" svg:height="0.296cm" svg:x="12.234cm" svg:y="24.8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7" draw:layer="layout" svg:width="0.338cm" svg:height="0.296cm" svg:x="13.605cm" svg:y="24.8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8" draw:layer="layout" svg:width="0.338cm" svg:height="0.296cm" svg:x="12.235cm" svg:y="25.9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705cm" svg:y1="22.738cm" svg:x2="13.029cm" svg:y2="23.581cm" draw:start-shape="id3" draw:start-glue-point="8" draw:end-shape="id4" draw:end-glue-point="4" svg:d="m13705 22738-676 843">
          <text:p/>
        </draw:connector>
        <draw:connector draw:style-name="gr2" draw:text-style-name="P1" draw:layer="layout" draw:type="line" svg:x1="13.705cm" svg:y1="22.738cm" svg:x2="14.4cm" svg:y2="23.581cm" draw:start-shape="id3" draw:start-glue-point="8" draw:end-shape="id5" draw:end-glue-point="4" svg:d="m13705 22738 695 843">
          <text:p/>
        </draw:connector>
        <draw:connector draw:style-name="gr2" draw:text-style-name="P1" draw:layer="layout" draw:type="line" svg:x1="13.029cm" svg:y1="23.877cm" svg:x2="12.403cm" svg:y2="24.823cm" draw:start-shape="id4" draw:start-glue-point="8" draw:end-shape="id6" draw:end-glue-point="4" svg:d="m13029 23877-626 946">
          <text:p/>
        </draw:connector>
        <draw:connector draw:style-name="gr2" draw:text-style-name="P1" draw:layer="layout" draw:type="line" svg:x1="13.029cm" svg:y1="23.877cm" svg:x2="13.774cm" svg:y2="24.823cm" draw:start-shape="id4" draw:start-glue-point="8" draw:end-shape="id7" draw:end-glue-point="4" svg:d="m13029 23877 745 946">
          <text:p/>
        </draw:connector>
        <draw:connector draw:style-name="gr2" draw:text-style-name="P1" draw:layer="layout" draw:type="line" svg:x1="12.403cm" svg:y1="25.119cm" svg:x2="12.404cm" svg:y2="25.961cm" draw:start-shape="id6" draw:start-glue-point="8" draw:end-shape="id8" draw:end-glue-point="4" svg:d="m12403 25119 1 842">
          <text:p/>
        </draw:connector>
        <draw:frame draw:style-name="gr3" draw:text-style-name="P2" draw:layer="layout" svg:width="1.974cm" svg:height="0.894cm" svg:x="10.827cm" svg:y="26.106cm">
          <draw:text-box>
            <text:p text:style-name="P1"><text:span text:style-name="T1">ScanDSM</text:span></text:p>
            <text:p text:style-name="P1"><text:span text:style-name="T1">(r_name)</text:span></text:p>
          </draw:text-box>
        </draw:frame>
        <draw:frame draw:style-name="gr3" draw:text-style-name="P2" draw:layer="layout" svg:width="2.5cm" svg:height="0.894cm" svg:x="12.601cm" svg:y="25.106cm">
          <draw:text-box>
            <text:p text:style-name="P1"><text:span text:style-name="T1">ScanDSM</text:span></text:p>
            <text:p text:style-name="P1"><text:span text:style-name="T1">(r_regionkey)</text:span></text:p>
          </draw:text-box>
        </draw:frame>
        <draw:frame draw:style-name="gr3" draw:text-style-name="P2" draw:layer="layout" svg:width="2.5cm" svg:height="0.894cm" svg:x="13.901cm" svg:y="23.606cm">
          <draw:text-box>
            <text:p text:style-name="P1"><text:span text:style-name="T1">ScanDSM</text:span></text:p>
            <text:p text:style-name="P1"><text:span text:style-name="T1">(n_regionkey)</text:span></text:p>
          </draw:text-box>
        </draw:frame>
        <draw:frame draw:style-name="gr3" draw:text-style-name="P2" draw:layer="layout" svg:width="2.5cm" svg:height="0.894cm" svg:x="10.101cm" svg:y="22.4cm">
          <draw:text-box>
            <text:p text:style-name="P1"><text:span text:style-name="T1">ScanDSM</text:span></text:p>
            <text:p text:style-name="P1"><text:span text:style-name="T1">(n_nationkey)</text:span></text:p>
          </draw:text-box>
        </draw:frame>
        <draw:frame draw:style-name="gr4" draw:text-style-name="P2" draw:layer="layout" svg:width="2cm" svg:height="0.535cm" svg:x="11.201cm" svg:y="23.6cm">
          <draw:text-box>
            <text:p text:style-name="P1"><text:span text:style-name="T1">BitFilter</text:span></text:p>
          </draw:text-box>
        </draw:frame>
        <draw:frame draw:style-name="gr3" draw:text-style-name="P2" draw:layer="layout" svg:width="4.5cm" svg:height="0.894cm" svg:x="13.638cm" svg:y="22.2cm">
          <draw:text-box>
            <text:p text:style-name="P1"><text:span text:style-name="T1">JoinIndex_OneHash</text:span></text:p>
            <text:p text:style-name="P1"><text:span text:style-name="T1">(r_regionkey = n_regionkey)</text:span></text:p>
          </draw:text-box>
        </draw:frame>
        <draw:frame draw:style-name="gr3" draw:text-style-name="P2" draw:layer="layout" svg:width="3.5cm" svg:height="0.894cm" svg:x="8.9cm" svg:y="24.606cm">
          <draw:text-box>
            <text:p text:style-name="P1"><text:span text:style-name="T1">SelectBitOut</text:span></text:p>
            <text:p text:style-name="P1"><text:span text:style-name="T1">(r_name = 'ASIA')</text:span></text:p>
          </draw:text-box>
        </draw:frame>
        <draw:custom-shape draw:style-name="gr1" draw:text-style-name="P1" draw:id="id10" draw:layer="layout" svg:width="0.339cm" svg:height="0.296cm" svg:x="11.313cm" svg:y="21.2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2.5cm" svg:height="0.894cm" svg:x="9.4cm" svg:y="21.106cm">
          <draw:text-box>
            <text:p text:style-name="P1"><text:span text:style-name="T1">ScanDSM</text:span></text:p>
            <text:p text:style-name="P1"><text:span text:style-name="T1">(n_name)</text:span></text:p>
          </draw:text-box>
        </draw:frame>
        <draw:frame draw:style-name="gr3" draw:text-style-name="P2" draw:layer="layout" svg:width="3.9cm" svg:height="1.103cm" svg:x="12.9cm" svg:y="20.9cm">
          <draw:text-box>
            <text:p text:style-name="P1"><text:span text:style-name="T1">ScanFromJI</text:span></text:p>
            <text:p text:style-name="P1"><text:span text:style-name="T1">(n_nationkey.pos = </text:span></text:p>
            <text:p text:style-name="P1"><text:span text:style-name="T1">n_regionkey.pos)</text:span></text:p>
          </draw:text-box>
        </draw:frame>
        <draw:custom-shape draw:style-name="gr1" draw:text-style-name="P1" draw:id="id9" draw:layer="layout" svg:width="0.338cm" svg:height="0.296cm" svg:x="12.051cm" svg:y="19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2.22cm" svg:y1="20.2cm" svg:x2="11.482cm" svg:y2="21.248cm" draw:start-shape="id9" draw:start-glue-point="8" draw:end-shape="id10" draw:end-glue-point="4" svg:d="m12220 20200-738 1048">
          <text:p/>
        </draw:connector>
        <draw:connector draw:style-name="gr2" draw:text-style-name="P1" draw:layer="layout" draw:type="line" svg:x1="12.22cm" svg:y1="20.2cm" svg:x2="12.92cm" svg:y2="21.304cm" draw:start-shape="id9" draw:start-glue-point="8" draw:end-shape="id1" draw:end-glue-point="4" svg:d="m12220 20200 700 1104">
          <text:p/>
        </draw:connector>
        <draw:frame draw:style-name="gr5" draw:text-style-name="P2" draw:layer="layout" svg:width="3.9cm" svg:height="1.103cm" svg:x="11.7cm" svg:y="19.6cm">
          <draw:text-box>
            <text:p text:style-name="P1"><text:span text:style-name="T1">ScanFromJI</text:span></text:p>
            <text:p text:style-name="P1"><text:span text:style-name="T1">(n_name.pos = </text:span></text:p>
            <text:p text:style-name="P1"><text:span text:style-name="T1">n_regionkey.pos)</text:span></text:p>
          </draw:text-box>
        </draw:frame>
        <draw:custom-shape draw:style-name="gr1" draw:text-style-name="P1" draw:id="id11" draw:layer="layout" svg:width="0.338cm" svg:height="0.296cm" svg:x="12.057cm" svg:y="18.4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2.5cm" svg:height="1.103cm" svg:x="9.9cm" svg:y="18.406cm">
          <draw:text-box>
            <text:p text:style-name="P1"><text:span text:style-name="T1">Projection</text:span></text:p>
            <text:p text:style-name="P1"><text:span text:style-name="T1">(n_nationkey,n_name)</text:span></text:p>
          </draw:text-box>
        </draw:frame>
        <draw:connector draw:style-name="gr2" draw:text-style-name="P1" draw:layer="layout" draw:type="line" svg:x1="12.226cm" svg:y1="18.784cm" svg:x2="12.22cm" svg:y2="19.904cm" draw:start-shape="id11" draw:start-glue-point="8" draw:end-shape="id9" draw:end-glue-point="4" svg:d="m12226 18784-6 1120">
          <text:p/>
        </draw:connector>
        <draw:custom-shape draw:style-name="gr1" draw:text-style-name="P1" draw:id="id13" draw:layer="layout" svg:width="0.339cm" svg:height="0.297cm" svg:x="13.911cm" svg:y="18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2.5cm" svg:height="0.894cm" svg:x="13.5cm" svg:y="18.602cm">
          <draw:text-box>
            <text:p text:style-name="P1"><text:span text:style-name="T1">ScanDSM</text:span></text:p>
            <text:p text:style-name="P1"><text:span text:style-name="T1">(s_nationkey)</text:span></text:p>
          </draw:text-box>
        </draw:frame>
        <draw:custom-shape draw:style-name="gr1" draw:text-style-name="P1" draw:id="id12" draw:layer="layout" svg:width="0.338cm" svg:height="0.296cm" svg:x="12.9cm" svg:y="17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4.5cm" svg:height="0.894cm" svg:x="13.4cm" svg:y="17cm">
          <draw:text-box>
            <text:p text:style-name="P1"><text:span text:style-name="T1">JoinIndex_OneHash</text:span></text:p>
            <text:p text:style-name="P1"><text:span text:style-name="T1">(n_nationkey = s_nationkey)</text:span></text:p>
          </draw:text-box>
        </draw:frame>
        <draw:connector draw:style-name="gr2" draw:text-style-name="P1" draw:layer="layout" draw:type="line" svg:x1="13.069cm" svg:y1="17.538cm" svg:x2="12.226cm" svg:y2="18.488cm" draw:start-shape="id12" draw:start-glue-point="8" draw:end-shape="id11" draw:end-glue-point="4" svg:d="m13069 17538-843 950">
          <text:p/>
        </draw:connector>
        <draw:connector draw:style-name="gr2" draw:text-style-name="P1" draw:layer="layout" draw:type="line" svg:x1="13.069cm" svg:y1="17.538cm" svg:x2="14.08cm" svg:y2="18.5cm" draw:start-shape="id12" draw:start-glue-point="8" draw:end-shape="id13" draw:end-glue-point="4" svg:d="m13069 17538 1011 962">
          <text:p/>
        </draw:connector>
        <draw:custom-shape draw:style-name="gr1" draw:text-style-name="P1" draw:id="id15" draw:layer="layout" svg:width="0.339cm" svg:height="0.296cm" svg:x="10.898cm" svg:y="1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2.5cm" svg:height="0.894cm" svg:x="9.9cm" svg:y="17.337cm">
          <draw:text-box>
            <text:p text:style-name="P1"><text:span text:style-name="T1">ScanDSM</text:span></text:p>
            <text:p text:style-name="P1"><text:span text:style-name="T1">(s_suppkey)</text:span></text:p>
          </draw:text-box>
        </draw:frame>
        <draw:custom-shape draw:style-name="gr1" draw:text-style-name="P1" draw:id="id14" draw:layer="layout" svg:width="0.338cm" svg:height="0.296cm" svg:x="11.9cm" svg:y="1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5.5cm" svg:height="0.894cm" svg:x="12cm" svg:y="15.606cm">
          <draw:text-box>
            <text:p text:style-name="P1"><text:span text:style-name="T1">ScanFromJI</text:span></text:p>
            <text:p text:style-name="P1"><text:span text:style-name="T1">(s_suppkey.pos = s_nationkey.pos)</text:span></text:p>
          </draw:text-box>
        </draw:frame>
        <draw:connector draw:style-name="gr2" draw:text-style-name="P1" draw:layer="layout" draw:type="line" svg:x1="12.069cm" svg:y1="16.196cm" svg:x2="11.067cm" svg:y2="17.2cm" draw:start-shape="id14" draw:start-glue-point="8" draw:end-shape="id15" draw:end-glue-point="4" svg:d="m12069 16196-1002 1004">
          <text:p/>
        </draw:connector>
        <draw:connector draw:style-name="gr2" draw:text-style-name="P1" draw:layer="layout" draw:type="line" svg:x1="12.069cm" svg:y1="16.196cm" svg:x2="13.069cm" svg:y2="17.242cm" draw:start-shape="id14" draw:start-glue-point="8" draw:end-shape="id12" draw:end-glue-point="4" svg:d="m12069 16196 1000 1046">
          <text:p/>
        </draw:connector>
        <draw:custom-shape draw:style-name="gr1" draw:text-style-name="P1" draw:id="id16" draw:layer="layout" svg:width="0.338cm" svg:height="0.296cm" svg:x="11.899cm" svg:y="14.5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6cm" svg:height="0.894cm" svg:x="6.4cm" svg:y="14.5cm">
          <draw:text-box>
            <text:p text:style-name="P1"><text:span text:style-name="T1">Projection</text:span></text:p>
            <text:p text:style-name="P1"><text:span text:style-name="T1">(s_suppkey, s_nationkey, n_name)</text:span></text:p>
          </draw:text-box>
        </draw:frame>
        <draw:connector draw:style-name="gr2" draw:text-style-name="P1" draw:layer="layout" draw:type="line" svg:x1="12.068cm" svg:y1="14.878cm" svg:x2="12.069cm" svg:y2="15.9cm" draw:start-shape="id16" draw:start-glue-point="8" draw:end-shape="id14" draw:end-glue-point="4" svg:d="m12068 14878 1 1022">
          <text:p/>
        </draw:connector>
        <draw:custom-shape draw:style-name="gr1" draw:text-style-name="P1" draw:id="id18" draw:layer="layout" svg:width="0.338cm" svg:height="0.297cm" svg:x="13.962cm" svg:y="14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2.5cm" svg:height="0.894cm" svg:x="13.9cm" svg:y="14.5cm">
          <draw:text-box>
            <text:p text:style-name="P1"><text:span text:style-name="T1">ScanDSM</text:span></text:p>
            <text:p text:style-name="P1"><text:span text:style-name="T1">(l_suppkey)</text:span></text:p>
          </draw:text-box>
        </draw:frame>
        <draw:custom-shape draw:style-name="gr1" draw:text-style-name="P1" draw:id="id17" draw:layer="layout" svg:width="0.338cm" svg:height="0.297cm" svg:x="12.862cm" svg:y="13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4.5cm" svg:height="0.894cm" svg:x="12.8cm" svg:y="12.606cm">
          <draw:text-box>
            <text:p text:style-name="P1"><text:span text:style-name="T1">JoinIndex_OneHash</text:span></text:p>
            <text:p text:style-name="P1"><text:span text:style-name="T1">(s_suppkey = l_suppkey)</text:span></text:p>
          </draw:text-box>
        </draw:frame>
        <draw:connector draw:style-name="gr2" draw:text-style-name="P1" draw:layer="layout" draw:type="line" svg:x1="13.031cm" svg:y1="13.497cm" svg:x2="12.068cm" svg:y2="14.582cm" draw:start-shape="id17" draw:start-glue-point="8" draw:end-shape="id16" draw:end-glue-point="4" svg:d="m13031 13497-963 1085">
          <text:p/>
        </draw:connector>
        <draw:connector draw:style-name="gr2" draw:text-style-name="P1" draw:layer="layout" draw:type="line" svg:x1="13.031cm" svg:y1="13.497cm" svg:x2="14.131cm" svg:y2="14.603cm" draw:start-shape="id17" draw:start-glue-point="8" draw:end-shape="id18" draw:end-glue-point="4" svg:d="m13031 13497 1100 1106">
          <text:p/>
        </draw:connector>
        <draw:frame draw:style-name="gr3" draw:text-style-name="P2" draw:layer="layout" svg:width="3.5cm" svg:height="0.894cm" svg:x="7.9cm" svg:y="13.106cm">
          <draw:text-box>
            <text:p text:style-name="P1"><text:span text:style-name="T1">ScanDSM</text:span></text:p>
            <text:p text:style-name="P1"><text:span text:style-name="T1">(l_extendedprice)</text:span></text:p>
          </draw:text-box>
        </draw:frame>
        <draw:frame draw:style-name="gr3" draw:text-style-name="P2" draw:layer="layout" svg:width="3.5cm" svg:height="0.894cm" svg:x="7.4cm" svg:y="12cm">
          <draw:text-box>
            <text:p text:style-name="P1"><text:span text:style-name="T1">ScanDSM</text:span></text:p>
            <text:p text:style-name="P1"><text:span text:style-name="T1">(l_discount)</text:span></text:p>
          </draw:text-box>
        </draw:frame>
        <draw:custom-shape draw:style-name="gr1" draw:text-style-name="P1" draw:id="id20" draw:layer="layout" svg:width="0.338cm" svg:height="0.297cm" svg:x="11.062cm" svg:y="13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9" draw:layer="layout" svg:width="0.338cm" svg:height="0.297cm" svg:x="11.9cm" svg:y="1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5.5cm" svg:height="1.103cm" svg:x="12.4cm" svg:y="11cm">
          <draw:text-box>
            <text:p text:style-name="P1"><text:span text:style-name="T1">ScanFromJI</text:span></text:p>
            <text:p text:style-name="P1"><text:span text:style-name="T1">(l_extendedprice.pos = l_suppkey.pos)</text:span></text:p>
          </draw:text-box>
        </draw:frame>
        <draw:connector draw:style-name="gr2" draw:text-style-name="P1" draw:layer="layout" draw:type="line" svg:x1="12.069cm" svg:y1="12.197cm" svg:x2="11.231cm" svg:y2="13.2cm" draw:start-shape="id19" draw:start-glue-point="8" draw:end-shape="id20" draw:end-glue-point="4" svg:d="m12069 12197-838 1003">
          <text:p/>
        </draw:connector>
        <draw:connector draw:style-name="gr2" draw:text-style-name="P1" draw:layer="layout" draw:type="line" svg:x1="12.069cm" svg:y1="12.197cm" svg:x2="13.031cm" svg:y2="13.2cm" draw:start-shape="id19" draw:start-glue-point="8" draw:end-shape="id17" draw:end-glue-point="4" svg:d="m12069 12197 962 1003">
          <text:p/>
        </draw:connector>
        <draw:custom-shape draw:style-name="gr1" draw:text-style-name="P1" draw:id="id22" draw:layer="layout" svg:width="0.338cm" svg:height="0.297cm" svg:x="9.9cm" svg:y="11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1" draw:layer="layout" svg:width="0.338cm" svg:height="0.297cm" svg:x="10.9cm" svg:y="10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5.5cm" svg:height="0.894cm" svg:x="11.9cm" svg:y="10cm">
          <draw:text-box>
            <text:p text:style-name="P1"><text:span text:style-name="T1">ScanFromJI</text:span></text:p>
            <text:p text:style-name="P1"><text:span text:style-name="T1">(l_discount.pos = l_suppkey.pos)</text:span></text:p>
          </draw:text-box>
        </draw:frame>
        <draw:connector draw:style-name="gr2" draw:text-style-name="P1" draw:layer="layout" draw:type="line" svg:x1="11.069cm" svg:y1="10.898cm" svg:x2="10.069cm" svg:y2="11.901cm" draw:start-shape="id21" draw:start-glue-point="8" draw:end-shape="id22" draw:end-glue-point="4" svg:d="m11069 10898-1000 1003">
          <text:p/>
        </draw:connector>
        <draw:connector draw:style-name="gr2" draw:text-style-name="P1" draw:layer="layout" draw:type="line" svg:x1="11.069cm" svg:y1="10.898cm" svg:x2="12.069cm" svg:y2="11.9cm" draw:start-shape="id21" draw:start-glue-point="8" draw:end-shape="id19" draw:end-glue-point="4" svg:d="m11069 10898 1000 1002">
          <text:p/>
        </draw:connector>
        <draw:frame draw:style-name="gr3" draw:text-style-name="P2" draw:layer="layout" svg:width="3.5cm" svg:height="0.894cm" svg:x="7cm" svg:y="10.7cm">
          <draw:text-box>
            <text:p text:style-name="P1"><text:span text:style-name="T1">ScanDSM</text:span></text:p>
            <text:p text:style-name="P1"><text:span text:style-name="T1">(l_orderkey)</text:span></text:p>
          </draw:text-box>
        </draw:frame>
        <draw:custom-shape draw:style-name="gr1" draw:text-style-name="P1" draw:id="id25" draw:layer="layout" svg:width="0.338cm" svg:height="0.297cm" svg:x="10.9cm" svg:y="10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4" draw:layer="layout" svg:width="0.338cm" svg:height="0.297cm" svg:x="9.3cm" svg:y="10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3" draw:layer="layout" svg:width="0.338cm" svg:height="0.297cm" svg:x="10.1cm" svg:y="9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269cm" svg:y1="9.8cm" svg:x2="9.469cm" svg:y2="10.602cm" draw:start-shape="id23" draw:start-glue-point="8" draw:end-shape="id24" draw:end-glue-point="4" svg:d="m10269 9800-800 802">
          <text:p/>
        </draw:connector>
        <draw:connector draw:style-name="gr2" draw:text-style-name="P1" draw:layer="layout" draw:type="line" svg:x1="10.269cm" svg:y1="9.8cm" svg:x2="11.069cm" svg:y2="10.602cm" draw:start-shape="id23" draw:start-glue-point="8" draw:end-shape="id25" draw:end-glue-point="4" svg:d="m10269 9800 800 802">
          <text:p/>
        </draw:connector>
        <draw:frame draw:style-name="gr3" draw:text-style-name="P2" draw:layer="layout" svg:width="5.5cm" svg:height="0.894cm" svg:x="10.4cm" svg:y="9.106cm">
          <draw:text-box>
            <text:p text:style-name="P1"><text:span text:style-name="T1">ScanFromJI</text:span></text:p>
            <text:p text:style-name="P1"><text:span text:style-name="T1">(l_orderkey.pos = l_suppkey.pos)</text:span></text:p>
          </draw:text-box>
        </draw:frame>
        <draw:custom-shape draw:style-name="gr1" draw:text-style-name="P1" draw:id="id26" draw:layer="layout" svg:width="0.339cm" svg:height="0.296cm" svg:x="5.583cm" svg:y="18.8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7" draw:layer="layout" svg:width="0.339cm" svg:height="0.296cm" svg:x="5.585cm" svg:y="19.9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752cm" svg:y1="19.115cm" svg:x2="5.754cm" svg:y2="19.958cm" draw:start-shape="id26" draw:start-glue-point="8" draw:end-shape="id27" draw:end-glue-point="4" svg:d="m5752 19115 2 843">
          <text:p/>
        </draw:connector>
        <draw:frame draw:style-name="gr3" draw:text-style-name="P2" draw:layer="layout" svg:width="2.5cm" svg:height="0.894cm" svg:x="4.5cm" svg:y="20.076cm">
          <draw:text-box>
            <text:p text:style-name="P1"><text:span text:style-name="T1">ScanDSM</text:span></text:p>
            <text:p text:style-name="P1"><text:span text:style-name="T1">(o_orderdate)</text:span></text:p>
          </draw:text-box>
        </draw:frame>
        <draw:frame draw:style-name="gr7" draw:text-style-name="P2" draw:layer="layout" svg:width="5cm" svg:height="1.387cm" svg:x="1cm" svg:y="18.7cm">
          <draw:text-box>
            <text:p text:style-name="P2"><text:span text:style-name="T2">SelectBitOut</text:span></text:p>
            <text:p text:style-name="P2"><text:span text:style-name="T1">(o_orderdate &gt;= '1994-01-01' </text:span></text:p>
            <text:p text:style-name="P2"><text:span text:style-name="T1">and </text:span></text:p>
            <text:p text:style-name="P2"><text:span text:style-name="T1">o_orderdate &lt; '1995-01-01')</text:span></text:p>
          </draw:text-box>
        </draw:frame>
        <draw:frame draw:style-name="gr3" draw:text-style-name="P2" draw:layer="layout" svg:width="2.5cm" svg:height="0.894cm" svg:x="6cm" svg:y="19.006cm">
          <draw:text-box>
            <text:p text:style-name="P1"><text:span text:style-name="T1">ScanDSM</text:span></text:p>
            <text:p text:style-name="P1"><text:span text:style-name="T1">(o_custkey)</text:span></text:p>
          </draw:text-box>
        </draw:frame>
        <draw:custom-shape draw:style-name="gr1" draw:text-style-name="P1" draw:id="id29" draw:layer="layout" svg:width="0.339cm" svg:height="0.296cm" svg:x="7.084cm" svg:y="18.8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8" draw:layer="layout" svg:width="0.339cm" svg:height="0.296cm" svg:x="6.329cm" svg:y="17.6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498cm" svg:y1="17.915cm" svg:x2="5.752cm" svg:y2="18.819cm" draw:start-shape="id28" draw:start-glue-point="8" draw:end-shape="id26" draw:end-glue-point="4" svg:d="m6498 17915-746 904">
          <text:p/>
        </draw:connector>
        <draw:connector draw:style-name="gr2" draw:text-style-name="P1" draw:layer="layout" draw:type="line" svg:x1="6.498cm" svg:y1="17.915cm" svg:x2="7.253cm" svg:y2="18.819cm" draw:start-shape="id28" draw:start-glue-point="8" draw:end-shape="id29" draw:end-glue-point="4" svg:d="m6498 17915 755 904">
          <text:p/>
        </draw:connector>
        <draw:frame draw:style-name="gr4" draw:text-style-name="P2" draw:layer="layout" svg:width="2cm" svg:height="0.535cm" svg:x="6.7cm" svg:y="17.8cm">
          <draw:text-box>
            <text:p text:style-name="P1"><text:span text:style-name="T1">BitFilter</text:span></text:p>
          </draw:text-box>
        </draw:frame>
        <draw:frame draw:style-name="gr3" draw:text-style-name="P2" draw:layer="layout" svg:width="2.5cm" svg:height="0.894cm" svg:x="2.4cm" svg:y="17.5cm">
          <draw:text-box>
            <text:p text:style-name="P1"><text:span text:style-name="T1">ScanDSM</text:span></text:p>
            <text:p text:style-name="P1"><text:span text:style-name="T1">(o_orderkey)</text:span></text:p>
          </draw:text-box>
        </draw:frame>
        <draw:custom-shape draw:style-name="gr1" draw:text-style-name="P1" draw:id="id31" draw:layer="layout" svg:width="0.339cm" svg:height="0.296cm" svg:x="4.53cm" svg:y="17.6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0" draw:layer="layout" svg:width="0.339cm" svg:height="0.296cm" svg:x="5.389cm" svg:y="16.2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558cm" svg:y1="16.515cm" svg:x2="4.699cm" svg:y2="17.619cm" draw:start-shape="id30" draw:start-glue-point="8" draw:end-shape="id31" draw:end-glue-point="4" svg:d="m5558 16515-859 1104">
          <text:p/>
        </draw:connector>
        <draw:connector draw:style-name="gr2" draw:text-style-name="P1" draw:layer="layout" draw:type="line" svg:x1="5.558cm" svg:y1="16.515cm" svg:x2="6.498cm" svg:y2="17.619cm" draw:start-shape="id30" draw:start-glue-point="8" draw:end-shape="id28" draw:end-glue-point="4" svg:d="m5558 16515 940 1104">
          <text:p/>
        </draw:connector>
        <draw:frame draw:style-name="gr3" draw:text-style-name="P2" draw:layer="layout" svg:width="5.5cm" svg:height="1.103cm" svg:x="1.1cm" svg:y="15.497cm">
          <draw:text-box>
            <text:p text:style-name="P1"><text:span text:style-name="T1">ScanFromJI</text:span></text:p>
            <text:p text:style-name="P1"><text:span text:style-name="T1">(o_orderkey.pos </text:span></text:p>
            <text:p text:style-name="P1"><text:span text:style-name="T1">= o_custkey.pos)</text:span></text:p>
          </draw:text-box>
        </draw:frame>
        <draw:custom-shape draw:style-name="gr1" draw:text-style-name="P1" draw:id="id32" draw:layer="layout" svg:width="0.338cm" svg:height="0.297cm" svg:x="8.8cm" svg:y="8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8.969cm" svg:y1="8.601cm" svg:x2="10.269cm" svg:y2="9.503cm" draw:start-shape="id32" draw:start-glue-point="8" draw:end-shape="id23" draw:end-glue-point="4" svg:d="m8969 8601 1300 902">
          <text:p/>
        </draw:connector>
        <draw:connector draw:style-name="gr2" draw:text-style-name="P1" draw:layer="layout" draw:type="line" svg:x1="8.969cm" svg:y1="8.601cm" svg:x2="5.558cm" svg:y2="16.219cm" draw:start-shape="id32" draw:start-glue-point="8" draw:end-shape="id30" draw:end-glue-point="4" svg:d="m8969 8601-3411 7618">
          <text:p/>
        </draw:connector>
        <draw:custom-shape draw:style-name="gr1" draw:text-style-name="P1" draw:id="id35" draw:layer="layout" svg:width="0.338cm" svg:height="0.296cm" svg:x="4.327cm" svg:y="9.4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2.5cm" svg:height="0.894cm" svg:x="3.9cm" svg:y="9.806cm">
          <draw:text-box>
            <text:p text:style-name="P1"><text:span text:style-name="T1">ScanDSM</text:span></text:p>
            <text:p text:style-name="P1"><text:span text:style-name="T1">(c_nationkey)</text:span></text:p>
          </draw:text-box>
        </draw:frame>
        <draw:custom-shape draw:style-name="gr1" draw:text-style-name="P1" draw:id="id34" draw:layer="layout" svg:width="0.338cm" svg:height="0.296cm" svg:x="3.321cm" svg:y="9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2.5cm" svg:height="0.894cm" svg:x="2cm" svg:y="9.8cm">
          <draw:text-box>
            <text:p text:style-name="P1"><text:span text:style-name="T1">ScanDSM</text:span></text:p>
            <text:p text:style-name="P1"><text:span text:style-name="T1">(c_custkey)</text:span></text:p>
          </draw:text-box>
        </draw:frame>
        <draw:custom-shape draw:style-name="gr1" draw:text-style-name="P1" draw:id="id33" draw:layer="layout" svg:width="0.338cm" svg:height="0.296cm" svg:x="3.827cm" svg:y="8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996cm" svg:y1="8.5cm" svg:x2="3.49cm" svg:y2="9.468cm" draw:start-shape="id33" draw:start-glue-point="8" draw:end-shape="id34" draw:end-glue-point="4" svg:d="m3996 8500-506 968">
          <text:p/>
        </draw:connector>
        <draw:connector draw:style-name="gr2" draw:text-style-name="P1" draw:layer="layout" draw:type="line" svg:x1="3.996cm" svg:y1="8.5cm" svg:x2="4.496cm" svg:y2="9.472cm" draw:start-shape="id33" draw:start-glue-point="8" draw:end-shape="id35" draw:end-glue-point="4" svg:d="m3996 8500 500 972">
          <text:p/>
        </draw:connector>
        <draw:frame draw:style-name="gr3" draw:text-style-name="P2" draw:layer="layout" svg:width="5.5cm" svg:height="1.103cm" svg:x="3cm" svg:y="8cm">
          <draw:text-box>
            <text:p text:style-name="P1"><text:span text:style-name="T1">ScanFromJI</text:span></text:p>
            <text:p text:style-name="P1"><text:span text:style-name="T1">(c_custkey.pos </text:span></text:p>
            <text:p text:style-name="P1"><text:span text:style-name="T1">= c_nationkey.pos)</text:span></text:p>
          </draw:text-box>
        </draw:frame>
        <draw:custom-shape draw:style-name="gr1" draw:text-style-name="P1" draw:id="id36" draw:layer="layout" svg:width="0.338cm" svg:height="0.297cm" svg:x="7.8cm" svg:y="7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7.969cm" svg:y1="7.302cm" svg:x2="8.969cm" svg:y2="8.304cm" draw:start-shape="id36" draw:start-glue-point="8" draw:end-shape="id32" draw:end-glue-point="4" svg:d="m7969 7302 1000 1002">
          <text:p/>
        </draw:connector>
        <draw:connector draw:style-name="gr2" draw:text-style-name="P1" draw:layer="layout" draw:type="line" svg:x1="7.969cm" svg:y1="7.302cm" svg:x2="3.996cm" svg:y2="8.204cm" draw:start-shape="id36" draw:start-glue-point="8" draw:end-shape="id33" draw:end-glue-point="4" svg:d="m7969 7302-3973 902">
          <text:p/>
        </draw:connector>
        <draw:frame draw:style-name="gr8" draw:text-style-name="P3" draw:layer="layout" svg:width="4.562cm" svg:height="1.103cm" svg:x="8cm" svg:y="6.5cm">
          <draw:text-box>
            <text:p text:style-name="P3"><text:span text:style-name="T2">OneSideHashJoin</text:span></text:p>
            <text:p text:style-name="P3"><text:span text:style-name="T2">((c_custkey = o_custkey) AND</text:span></text:p>
            <text:p text:style-name="P3"><text:span text:style-name="T2">(c_nationkey = s_nationkey))</text:span></text:p>
          </draw:text-box>
        </draw:frame>
        <draw:custom-shape draw:style-name="gr1" draw:text-style-name="P1" draw:id="id37" draw:layer="layout" svg:width="0.353cm" svg:height="0.286cm" svg:x="7.813cm" svg:y="5.5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6.5cm" svg:height="0.819cm" svg:x="7.809cm" svg:y="5.102cm">
          <draw:text-box>
            <text:p text:style-name="P3"><text:span text:style-name="T2">Projection</text:span></text:p>
            <text:p text:style-name="P3"><text:span text:style-name="T2">(n_name, l_extendedprice, l_discount,)</text:span></text:p>
          </draw:text-box>
        </draw:frame>
        <draw:connector draw:style-name="gr2" draw:text-style-name="P1" draw:layer="layout" draw:type="line" svg:x1="7.99cm" svg:y1="5.865cm" svg:x2="7.969cm" svg:y2="7.005cm" draw:start-shape="id37" draw:start-glue-point="8" draw:end-shape="id36" draw:end-glue-point="4" svg:d="m7990 5865-21 1140">
          <text:p/>
        </draw:connector>
        <draw:custom-shape draw:style-name="gr1" draw:text-style-name="P1" draw:id="id38" draw:layer="layout" svg:width="0.352cm" svg:height="0.287cm" svg:x="7.805cm" svg:y="4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8.349cm" svg:height="0.819cm" svg:x="7.651cm" svg:y="4cm">
          <draw:text-box>
            <text:p text:style-name="P3"><text:span text:style-name="T2">Group</text:span><text:span text:style-name="T3">By</text:span></text:p>
            <text:p text:style-name="P3"><text:span text:style-name="T2">(n_name : SUM{l_extendedprice * (1 - l_discount)})</text:span></text:p>
          </draw:text-box>
        </draw:frame>
        <draw:connector draw:style-name="gr2" draw:text-style-name="P1" draw:layer="layout" draw:type="line" svg:x1="7.981cm" svg:y1="4.655cm" svg:x2="7.99cm" svg:y2="5.579cm" draw:start-shape="id38" draw:start-glue-point="8" draw:end-shape="id37" draw:end-glue-point="4" svg:d="m7981 4655 9 924">
          <text:p/>
        </draw:connector>
        <draw:custom-shape draw:style-name="gr1" draw:text-style-name="P1" draw:id="id39" draw:layer="layout" svg:width="0.353cm" svg:height="0.288cm" svg:x="7.815cm" svg:y="3.1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6.702cm" svg:height="0.911cm" svg:x="7.798cm" svg:y="2.889cm">
          <draw:text-box>
            <text:p text:style-name="P3"><text:span text:style-name="T2">Sort</text:span></text:p>
            <text:p text:style-name="P3"><text:span text:style-name="T2">(SUM{l_extendedprice * (1 - l_discount))</text:span></text:p>
          </draw:text-box>
        </draw:frame>
        <draw:connector draw:style-name="gr2" draw:text-style-name="P1" draw:layer="layout" draw:type="line" svg:x1="7.992cm" svg:y1="3.451cm" svg:x2="7.981cm" svg:y2="4.368cm" draw:start-shape="id39" draw:start-glue-point="8" draw:end-shape="id38" draw:end-glue-point="4" svg:d="m7992 3451-11 917">
          <text:p/>
        </draw:connector>
        <draw:custom-shape draw:style-name="gr1" draw:text-style-name="P1" draw:id="id40" draw:layer="layout" svg:width="0.353cm" svg:height="0.287cm" svg:x="7.818cm" svg:y="1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1.844cm" svg:height="0.819cm" svg:x="8.1cm" svg:y="1.9cm">
          <draw:text-box>
            <text:p text:style-name="P3"><text:span text:style-name="T2">OutPut</text:span></text:p>
            <text:p text:style-name="P3"><text:span text:style-name="T2"/></text:p>
          </draw:text-box>
        </draw:frame>
        <draw:connector draw:style-name="gr2" draw:text-style-name="P1" draw:layer="layout" draw:type="line" svg:x1="7.995cm" svg:y1="2.088cm" svg:x2="7.992cm" svg:y2="3.163cm" draw:start-shape="id40" draw:start-glue-point="8" draw:end-shape="id39" draw:end-glue-point="4" svg:d="m7995 2088-3 1075">
          <text:p/>
        </draw:connector>
        <draw:frame draw:style-name="gr3" draw:text-style-name="P2" draw:layer="layout" svg:width="4.5cm" svg:height="0.894cm" svg:x="8.7cm" svg:y="8cm">
          <draw:text-box>
            <text:p text:style-name="P1"><text:span text:style-name="T1">JoinIndex_OneHash</text:span></text:p>
            <text:p text:style-name="P1"><text:span text:style-name="T1">(o_orderkey = l_orderkey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東風ゴシック" style:font-family-generic-asian="system" style:font-pitch-asian="variable" style:font-size-asian="24pt" style:language-asian="ja" style:country-asian="JP" style:font-family-complex="東風ゴシック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東風ゴシック" style:font-family-generic="roman" style:font-pitch="variable" fo:font-size="18pt" fo:font-style="normal" fo:text-shadow="none" style:text-underline-style="none" fo:font-weight="normal" style:letter-kerning="true" style:font-family-asian="東風ゴシック" style:font-family-generic-asian="system" style:font-pitch-asian="variable" style:font-size-asian="18pt" style:font-style-asian="normal" style:font-weight-asian="normal" style:font-family-complex="東風ゴシック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uku </meta:initial-creator>
    <meta:creation-date>2011-11-15T18:18:43</meta:creation-date>
    <dc:date>2011-11-15T18:59:05</dc:date>
    <dc:creator>fuku </dc:creator>
    <meta:editing-duration>PT00H40M22S</meta:editing-duration>
    <meta:editing-cycles>50</meta:editing-cycles>
    <meta:generator>OpenOffice.org/3.2$Unix OpenOffice.org_project/320m12$Build-9483</meta:generator>
    <meta:document-statistic meta:object-count="117"/>
  </office:meta>
</office:document-meta>
</file>